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  <style:font-face style:name="Cambria" svg:font-family="Cambria"/>
  </office:font-face-decls>
  <office:automatic-styles>
    <style:style style:name="P1" style:family="paragraph" style:parent-style-name="Standard">
      <style:text-properties style:font-name="Calibri" fo:font-size="11.0pt" fo:color="#00000a"/>
    </style:style>
    <style:style style:name="P2" style:family="paragraph" style:parent-style-name="Standard">
      <style:paragraph-properties fo:margin-bottom="0.1390in"/>
      <style:text-properties style:font-name="Calibri" fo:font-size="11.0pt" fo:color="#00000a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1.0pt" fo:color="#00000a"/>
    </style:style>
    <style:style style:name="P4" style:family="paragraph" style:parent-style-name="Standard">
      <style:paragraph-properties fo:margin-left="0.5000in"/>
      <style:text-properties style:font-name="Calibri" fo:font-size="11.0pt" fo:color="#00000a"/>
    </style:style>
    <style:style style:name="P5" style:family="paragraph" style:parent-style-name="Standard">
      <style:paragraph-properties fo:margin-left="0.5626in" fo:text-indent="-0.3126in"/>
      <style:text-properties style:font-name="Calibri" fo:font-size="11.0pt" fo:color="#00000a"/>
    </style:style>
    <style:style style:name="P6" style:family="paragraph" style:parent-style-name="Standard">
      <style:paragraph-properties fo:margin-left="0.5626in" fo:text-indent="-0.5626in"/>
      <style:text-properties style:font-name="Calibri" fo:font-size="11.0pt" fo:color="#00000a"/>
    </style:style>
    <style:style style:name="P7" style:family="paragraph" style:parent-style-name="Standard">
      <style:text-properties style:font-name="Cambria" fo:font-size="12.0pt" fo:color="#00000a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">
        <style:list-level-properties text:space-before="0.25in" text:min-label-width="0.25in"/>
      </text:list-level-style-bullet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/></text:p>
      <text:p text:style-name="P2"><text:span text:style-name="T1">Title</text:span>: App Scavenger Hunt Check Solution</text:p>
      <text:p text:style-name="P2"><text:span text:style-name="T1">Description:</text:span><text:s text:c="2"/>Enables the User to begin self-guided tour throughout the PSU Harrisburg campus learning about all the key information that is needed to be a successful member of the Penn State society.</text:p>
      <text:p text:style-name="P2"><text:span text:style-name="T1">Pre-conditions:</text:span></text:p>
      <text:list text:style-name="L1">
        <text:list-item>
          <text:p text:style-name="P3">The App is open and has focus.</text:p>
        </text:list-item>
        <text:list-item>
          <text:p text:style-name="P3">The App is displaying the Scavenger Hunt Screen.</text:p>
        </text:list-item>
      </text:list>
      <text:p text:style-name="P4"/>
      <text:p text:style-name="P1"><text:span text:style-name="T1">Post-conditions:</text:span></text:p>
      <text:list text:style-name="L1">
        <text:list-item>
          <text:p text:style-name="P3">The App finds a Scavenger Hunt Clue that is not marked as solved and makes it the Current Clue.</text:p>
        </text:list-item>
        <text:list-item>
          <text:p text:style-name="P3">The App displays the Scavenger Hunt Screen with the Current Clue's Clue Description and, if it exists, the Current Clue's Clue Picture.</text:p>
        </text:list-item>
      </text:list>
      <text:p text:style-name="P1"><text:span text:style-name="T1"/></text:p>
      <text:p text:style-name="P1"><text:span text:style-name="T1">Actors:</text:span></text:p>
      <text:list text:style-name="L1">
        <text:list-item>
          <text:p text:style-name="P3">User</text:p>
        </text:list-item>
        <text:list-item>
          <text:p text:style-name="P3">App</text:p>
        </text:list-item>
      </text:list>
      <text:p text:style-name="P4"><text:span text:style-name="T1"/></text:p>
      <text:p text:style-name="P1"><text:span text:style-name="T1">Main Success Scenario: </text:span></text:p>
      <text:list text:style-name="L2">
        <text:list-item>
          <text:p text:style-name="P3">The User presses the Scavenger Hunt Menu Button.</text:p>
        </text:list-item>
        <text:list-item>
          <text:p text:style-name="P3">The App finds the first unsolved Scavenger Hunt Clue.</text:p>
        </text:list-item>
        <text:list-item>
          <text:p text:style-name="P3">After determining the Solution, the User presses the Scavenger Hunt Check Button.</text:p>
        </text:list-item>
        <text:list-item>
          <text:p text:style-name="P3">The App finds that the Current Clue's Clue Solution requires GPS Coordinates.</text:p>
        </text:list-item>
        <text:list-item>
          <text:p text:style-name="P3">The App gathers the user's current GPS Coordinates.</text:p>
        </text:list-item>
        <text:list-item>
          <text:p text:style-name="P3">The App determines that current GPS Coordinates are within a 16 meter radius of the Current Clue's Clue Solution's GPS Coordinates.</text:p>
        </text:list-item>
        <text:list-item>
          <text:p text:style-name="P3">The App marks Current Clue as solved.</text:p>
        </text:list-item>
        <text:list-item>
          <text:p text:style-name="P3">The App finds the Scavenger Hunt Clue that follows the Current Clue.</text:p>
        </text:list-item>
        <text:list-item>
          <text:p text:style-name="P3">The App sets the Current Clue to the found Scavenger Hunt Clue.</text:p>
        </text:list-item>
        <text:list-item>
          <text:p text:style-name="P3">The App displays the Scavenger Hunt Screen with the Current Clue's Clue Description and if it exists, the Current Clue's Clue Picture.</text:p>
        </text:list-item>
      </text:list>
      <text:p text:style-name="P4"><text:s/></text:p>
      <text:p text:style-name="P1"><text:span text:style-name="T1">Alternate Flow 1:</text:span></text:p>
      <text:p text:style-name="P5">3A. <text:s text:c="2"/>After determining the Solution, the User selects the Scavenger Hunt Screen's Text Box.</text:p>
      <text:p text:style-name="P5">4A. <text:s text:c="2"/>The App displays the Device’s default On-Screen Keyboard.</text:p>
      <text:p text:style-name="P5">5A. <text:s text:c="2"/>The User types with the On-Screen Keyboard to enter a String response into the Scavenger Hunt Screen's Text Box.</text:p>
      <text:p text:style-name="P5">6A. <text:s text:c="2"/>The User presses the return/enter key on the On-Screen Keyboard.</text:p>
      <text:p text:style-name="P5">7A. <text:s text:c="2"/>The App resumes Main Success Scenario at step 3.</text:p>
      <text:p text:style-name="P1"><text:span text:style-name="T1"/></text:p>
      <text:p text:style-name="P1"><text:span text:style-name="T1">Alternate Flow 2:</text:span></text:p>
      <text:p text:style-name="P5">4B. <text:s text:c="2"/>The App finds that the Current Clue's Solution requires a String.</text:p>
      <text:p text:style-name="P5">5B. <text:s text:c="2"/>The App determines that the String in the Text Box matches (case-insensitive) the Current Clue's Clue Solution's String.</text:p>
      <text:p text:style-name="P5">6B. <text:s text:c="2"/>The App resumes Main Success Scenario at step 7.</text:p>
      <text:p text:style-name="P5"><text:span text:style-name="T1"/></text:p>
      <text:p text:style-name="P1"><text:span text:style-name="T1">Alternate Flow 3:</text:span></text:p>
      <text:p text:style-name="P5">4C. <text:s text:c="2"/>The App finds that the Current Clue's Solution requires a String.</text:p>
      <text:p text:style-name="P5">5C. <text:s text:c="2"/>The App determines that the String in the Text Box does not match (case-insensitive) the Current Clue's Clue Solution's String.</text:p>
      <text:p text:style-name="P5">6C. <text:s text:c="2"/>The App displays an Error Message with the text “Your solution is incorrect! Please try again.”.</text:p>
      <text:p text:style-name="P5">7C. <text:s text:c="2"/>The App resumes Main Success Scenario at step 3.</text:p>
      <text:p text:style-name="P1"><text:s text:c="7"/></text:p>
      <text:p text:style-name="P1"><text:span text:style-name="T1">Alternate Flow 4</text:span>:</text:p>
      <text:p text:style-name="P6"><text:s text:c="7"/>6D. <text:s text:c="2"/>The App determines that current GPS Coordinates are not within a 16 meter radius of the Current Clue's Clue Solution's GPS Coordinates.</text:p>
      <text:p text:style-name="P5">7D. <text:s text:c="2"/>The App displays an Error Message with the text “You are in the wrong location! Please try again.”.</text:p>
      <text:p text:style-name="P5">8D. <text:s text:c="2"/>The App resumes Main Success Scenario at step 3.</text:p>
      <text:p text:style-name="P5"/>
      <text:p text:style-name="P1"><text:span text:style-name="T1">Alternate Flow 5</text:span>: </text:p>
      <text:p text:style-name="P6"><text:s text:c="7"/>8E. <text:s text:c="2"/>The App cannot find the Scavenger Hunt Clue that follows the Current Clue.</text:p>
      <text:p text:style-name="P5">9E. <text:s text:c="2"/>The App displays an Error Message with the text “You have completed the scavenger hunt!”.</text:p>
      <text:p text:style-name="P5">10E. <text:s text:c="2"/>The App marks all Scavenger Hunt Clues as unsolved.</text:p>
      <text:p text:style-name="P5">11E. <text:s text:c="2"/>The App sets the Current Clue to the first Scavenger Hunt Clue.</text:p>
      <text:p text:style-name="P5">12E. <text:s text:c="2"/>The App resumes Main Success Scenario at step 10.</text:p>
      <text:p text:style-name="P6"/>
      <text:p text:style-name="P1"><text:span text:style-name="T1">Alternate Flow 6</text:span>: </text:p>
      <text:p text:style-name="P5">1F. <text:s text:c="2"/>The App receives an interrupt signal from the operating system and looses focus.</text:p>
      <text:p text:style-name="P5">2F. <text:s text:c="2"/>The App regains focus and resumes at the step where it had lost focu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